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C000001084F14FF96EA4520CF.jpg" manifest:media-type="image/jpeg"/>
  <manifest:file-entry manifest:full-path="Pictures/100002010000002C0000002C7CB0A26A70611D98.png" manifest:media-type="image/png"/>
  <manifest:file-entry manifest:full-path="Pictures/1000328B0000048C0000048CEA468A20A71F44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 style:list-style-name="L4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Mark Gross</text:p>
            <text:p text:style-name="P2"/>
            <text:p text:style-name="P2"/>
            <text:p text:style-name="P2"/>
            <text:p text:style-name="P2"><text:tab/><text:tab/><text:tab/><text:tab/><text:tab/><text:tab/><text:tab/><text:tab/><text:tab/><text:tab/> <text:s text:c="3"/>Slides available →</text:p>
            <text:p text:style-name="P2"><text:span text:style-name="T1"><text:tab/></text:span><text:span text:style-name="T1"> </text:span><text:span text:style-name="T1">https://github.com/MarkusG/UCI-Slides/blob/master/CLI.pdf</text:span></text:p>
          </draw:text-box>
        </draw:frame>
        <draw:frame draw:style-name="gr1" draw:text-style-name="P4" draw:layer="layout" svg:width="6.54cm" svg:height="6.54cm" svg:x="20.32cm" svg:y="8.7cm">
          <draw:image xlink:href="Pictures/1000328B0000048C0000048CEA468A20A71F4477.svg" xlink:type="simple" xlink:show="embed" xlink:actuate="onLoad" draw:mime-type="image/svg+xml">
            <text:p/>
          </draw:image>
          <draw:image xlink:href="Pictures/100002010000002C0000002C7CB0A26A70611D98.png" xlink:type="simple" xlink:show="embed" xlink:actuate="onLoad" draw:mime-type="image/png"/>
          <loext:qrcode office:string-value="https://github.com/MarkusG/UCI-Slides/blob/master/CLI.pdf" loext:qrcode-errorcorrection="high" loext:qrcode-border="1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Mathematics student at Saddleback College</text:p>
              </text:list-item>
              <text:list-item>
                <text:p>Software Developer at Roland DGA</text:p>
              </text:list-item>
              <text:list-item>
                <text:p>Programming since 2016</text:p>
              </text:list-item>
              <text:list-item>
                <text:p>Using Linux since 2018</text:p>
              </text:list-item>
              <text:list-item>
                <text:p>In the top 13% of ranked Tetris players worldwide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3">
              <text:list-item>
                <text:p>Terminal – displays text and receives keystrokes from the user</text:p>
              </text:list-item>
              <text:list-item>
                <text:p>Shell – interprets and runs commands</text:p>
              </text:list-item>
              <text:list-item>
                <text:p>Operating system – handles the computer’s resources</text:p>
              </text:list-item>
            </text:list>
          </draw:text-box>
        </draw:frame>
        <draw:frame draw:style-name="gr1" draw:text-style-name="P4" draw:layer="layout" svg:width="21.649cm" svg:height="2.232cm" svg:x="3.116cm" svg:y="8.563cm">
          <draw:image xlink:href="Pictures/10000000000009FC000001084F14FF96EA4520C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3">
              <text:list-item>
                <text:p>Windows</text:p>
                <text:list>
                  <text:list-item>
                    <text:p>Command Prompt</text:p>
                  </text:list-item>
                  <text:list-item>
                    <text:p>PowerShell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Basics – Working with the File System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1">
              <text:list-item>
                <text:p text:style-name="P8">Current directory</text:p>
                <text:p text:style-name="P8"/>
              </text:list-item>
              <text:list-item>
                <text:p text:style-name="P8">ls – “list” files/directories in the current directory</text:p>
              </text:list-item>
            </text:list>
            <text:list text:style-name="L3">
              <text:list-item>
                <text:p>cd – “change directory”</text:p>
              </text:list-item>
              <text:list-item>
                <text:p>mkdir – “make directory”</text:p>
              </text:list-item>
              <text:list-item>
                <text:p>mv – “move” a file/directory</text:p>
              </text:list-item>
              <text:list-item>
                <text:p>rm – “remove” - delete</text:p>
              </text:list-item>
              <text:list-item>
                <text:p>ln – “link” – shortc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1H1M49S</meta:editing-duration>
    <meta:editing-cycles>3</meta:editing-cycles>
    <meta:generator>LibreOffice/7.1.5.2$Linux_X86_64 LibreOffice_project/10$Build-2</meta:generator>
    <dc:title>Alizarin</dc:title>
    <dc:date>2021-08-21T17:41:33.683484895</dc:date>
    <meta:document-statistic meta:object-count="64"/>
  </office:meta>
</office:document-meta>
</file>